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e7586" officeooo:paragraph-rsid="001e7586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2 臺灣水牛</text:p>
        <text:p text:style-name="P1"/>
        <text:p text:style-name="P1">1895年，</text:p>
        <text:p text:style-name="P1">1895 nî, </text:p>
        <text:p text:style-name="P1"/>
        <text:p text:style-name="P1">日本統治臺灣的第一冬，</text:p>
        <text:p text:style-name="P1">Ji̍t-pún thóng-tī Tâi-uân ê tē-it tang, </text:p>
        <text:p text:style-name="P1"/>
        <text:p text:style-name="P1">黃土水來出世。</text:p>
        <text:p text:style-name="P1">N̂g Thóo-tsuí lâi tshut-sì. </text:p>
        <text:p text:style-name="P1"/>
        <text:p text:style-name="P1">伊是𤆬領臺灣藝術發展的頭一人，</text:p>
        <text:p text:style-name="P1">I sī tshuā-niá Tâi-uân gē-su̍t huat-tián ê thâu tsi̍t lâng, </text:p>
        <text:p text:style-name="P1"/>
        <text:p text:style-name="P1">嘛是入選日本帝國藝術展覽的第一个臺灣藝術家，</text:p>
        <text:p text:style-name="P1">mā sī ji̍p-suán Ji̍t-pún tè-kok gē-su̍t tián-lám ê tē-it ê Tâi-uân gē-su̍t-ka, </text:p>
        <text:p text:style-name="P1"/>
        <text:p text:style-name="P1">閣較是日本東京美術學校第一个臺灣學生。</text:p>
        <text:p text:style-name="P1">koh-khah sī Ji̍t-pún Tang-kiann bí-su̍t ha̍k-hāu tē-it ê Tâi-uân ha̍k-sing. </text:p>
        <text:p text:style-name="P1"/>
        <text:p text:style-name="P1">伊三十六歲過身，</text:p>
        <text:p text:style-name="P1">I sann-tsa̍p-la̍k huè kuè-sin, </text:p>
        <text:p text:style-name="P1"/>
        <text:p text:style-name="P1">因為是雕刻家，</text:p>
        <text:p text:style-name="P1">in-uī sī tiau-khik-ka, </text:p>
        <text:p text:style-name="P1"/>
        <text:p text:style-name="P1">作品較少，</text:p>
        <text:p text:style-name="P1">tsok-phín khah tsió, </text:p>
        <text:p text:style-name="P1"/>
        <text:p text:style-name="P1">推廣的困難度較懸，</text:p>
        <text:p text:style-name="P1">thui-kóng ê khùn-lân-tōo khah kuân, </text:p>
        <text:p text:style-name="P1"/>
        <text:p text:style-name="P1">逐家對伊較生份，</text:p>
        <text:p text:style-name="P1">ta̍k-ke tuì i khah senn-hūn, </text:p>
        <text:p text:style-name="P1"/>
        <text:p text:style-name="P1">嘛無偌濟人知影伊對臺灣這片土地有啥物影響。</text:p>
        <text:p text:style-name="P1">mā bô guā-tsē lâng tsai-iánn i tuì Tâi-uân tsit phìnn thóo-tē ū siánn-mih íng-hióng. </text:p>
        <text:p text:style-name="P1"/>
        <text:p text:style-name="P1">就按呢，</text:p>
        <text:p text:style-name="P1">Tsiū-án-ne, </text:p>
        <text:p text:style-name="P1"/>
        <text:p text:style-name="P1">無人講就毋知寶惜，</text:p>
        <text:p text:style-name="P1">bô lâng kóng tō m̄ tsai pó-sioh, </text:p>
        <text:p text:style-name="P1"/>
        <text:p text:style-name="P1">致使伊的作品沓沓仔流失去。</text:p>
        <text:p text:style-name="P1">tì-sú i ê tsok-phín ta̍uh-ta̍uh-á liû-sit --khì.</text:p>
        <text:p text:style-name="P1"/>
        <text:p text:style-name="P1"/>
        <text:p text:style-name="P1"/>
        <text:p text:style-name="P1"/>
        <text:p text:style-name="P1">黃土水自細漢對雕刻就真煞心，</text:p>
        <text:p text:style-name="P1">N̂g Thóo-tsuí tsū sè-hàn tuì tiau-khik tō tsin sannh-sim, </text:p>
        <text:p text:style-name="P1"/>
        <text:p text:style-name="P1">老爸是修理人力車的木工。</text:p>
        <text:p text:style-name="P1">lāu-pē sī siu-lí jîn-li̍k-tshia ê ba̍k-kang. </text:p>
        <text:p text:style-name="P1"/>
        <text:p text:style-name="P1">伊出世生長的艋舺佮大稻埕，</text:p>
        <text:p text:style-name="P1">I tshut-sì sing-tióng ê Báng-kah kah Tuā-tiū-<text:soft-page-break/>tiânn, </text:p>
        <text:p text:style-name="P1"/>
        <text:p text:style-name="P1">沿路有真濟佛具店、手工藝品店。</text:p>
        <text:p text:style-name="P1">iân-lōo ū tsin tsē Pu̍t-khū tiàm, tshiú-kang gē-phín tiàm. </text:p>
        <text:p text:style-name="P1"/>
        <text:p text:style-name="P1">師傅佇店內雕刻，</text:p>
        <text:p text:style-name="P1">Sai-hū tī tiàm-lāi tiau-khik, </text:p>
        <text:p text:style-name="P1"/>
        <text:p text:style-name="P1">伊定定看甲行袂開跤。</text:p>
        <text:p text:style-name="P1">i tiānn-tiānn khuànn kah kiânn-bē-khui-kha. </text:p>
        <text:p text:style-name="P1"/>
        <text:p text:style-name="P1">公學校利用祖師廟、媽祖宮上課，</text:p>
        <text:p text:style-name="P1">Kong-ha̍k-hāu lī-iōng Tsóo-su-biō, Má-tsóo-king siōng-khò, </text:p>
        <text:p text:style-name="P1"/>
        <text:p text:style-name="P1">予伊欣賞著廟寺內底的建築、神像。</text:p>
        <text:p text:style-name="P1">hōo i him-sióng tio̍h biō-sī lāi-té ê kiàn-tio̍k, sîn-siōng. </text:p>
        <text:p text:style-name="P1"/>
        <text:p text:style-name="P1">生活就是伊美學的肥底。</text:p>
        <text:p text:style-name="P1">Sing-ua̍h tō sī i bí-ha̍k ê puî-té. </text:p>
        <text:p text:style-name="P1"/>
        <text:p text:style-name="P1">認真觀察了後，</text:p>
        <text:p text:style-name="P1">Jīn-tsin kuan-tshat liáu-āu, </text:p>
        <text:p text:style-name="P1"/>
        <text:p text:style-name="P1">家己就那想那學。</text:p>
        <text:p text:style-name="P1">ka-kī tō ná siūnn ná o̍h. </text:p>
        <text:p text:style-name="P1"/>
        <text:p text:style-name="P1">1915年自國語學校師範部出業，</text:p>
        <text:p text:style-name="P1">1915 nî tsū kok-gí ha̍k-hāu su-huān-pōo tshut-gia̍p, </text:p>
        <text:p text:style-name="P1"/>
        <text:p text:style-name="P1">佇公學校教冊半冬較加，</text:p>
        <text:p text:style-name="P1">tī kong-ha̍k-hāu kà-tsheh puànn tang khah ke, </text:p>
        <text:p text:style-name="P1"/>
        <text:p text:style-name="P1">就受著臺灣總督府民政長官的保薦，</text:p>
        <text:p text:style-name="P1">tō siū-tio̍h Tâi-uân tsóng-tok-hú bîn-tsìng tióng-kuann ê pó-tsiàn, </text:p>
        <text:p text:style-name="P1"/>
        <text:p text:style-name="P1">進入日本東京美術學校雕刻科，</text:p>
        <text:p text:style-name="P1">tsìn-ji̍p Ji̍t-pún Tang-kiann bí-su̍t ha̍k-hāu tiau-khik-kho, </text:p>
        <text:p text:style-name="P1"/>
        <text:p text:style-name="P1">七年期間攏是天拄光就對學寮行去學校。</text:p>
        <text:p text:style-name="P1">tshit nî kî-kan lóng sī thinn tú kng tō uì ha̍k-liâu kiânn khì ha̍k-hāu. </text:p>
        <text:p text:style-name="P1"/>
        <text:p text:style-name="P1"/>
        <text:p text:style-name="P1"/>
        <text:p text:style-name="P1"/>
        <text:p text:style-name="P1">孤孤單單、綿綿櫼櫼行佇藝術上坎坷的路途。</text:p>
        <text:p text:style-name="P1">Koo-koo-tuann-tuann, mî-mî-tsinn-tsinn kiânn tī gē-su̍t siōng khám-khia̍t ê lōo-tôo. </text:p>
        <text:p text:style-name="P1"/>
        <text:p text:style-name="P1">有心拍石石成穿，</text:p>
        <text:p text:style-name="P1">Ū sim phah tsio̍h tsio̍h tsiânn tshng, </text:p>
        <text:p text:style-name="P1"/>
        <text:p text:style-name="P1">1920年開始，</text:p>
        <text:p text:style-name="P1">1920 nî khai-sí, </text:p>
        <text:p text:style-name="P1"/>
        <text:p text:style-name="P1">連紲四屆攏有作品入選彼時亞洲上蓋注重的帝國藝術展覽。</text:p>
        <text:p text:style-name="P1">liân-suà sì kài lóng ū <text:soft-page-break/>tsok-phín ji̍p-suán hit sî A-tsiu siōng-kài tsù-tiōng ê tè-kok gē-su̍t tián-lám. </text:p>
        <text:p text:style-name="P1"/>
        <text:p text:style-name="P1">伊拍拚的成果，</text:p>
        <text:p text:style-name="P1">I phah-piànn ê sîng-kó, </text:p>
        <text:p text:style-name="P1"/>
        <text:p text:style-name="P1">予臺灣的藝術家受著鼓勵。</text:p>
        <text:p text:style-name="P1">hōo Tâi-uân ê gē-su̍t-ka siū-tio̍h kóo-lē. </text:p>
        <text:p text:style-name="P1"/>
        <text:p text:style-name="P1">伊親像是一座燈塔，</text:p>
        <text:p text:style-name="P1">I tshin-tshiūnn sī tsi̍t tsō ting-thah, </text:p>
        <text:p text:style-name="P1"/>
        <text:p text:style-name="P1">為拄起步的臺灣藝術炤路。</text:p>
        <text:p text:style-name="P1">uī tú khí-pōo ê Tâi-uân gē-su̍t tshiō lōo.</text:p>
        <text:p text:style-name="P1"/>
        <text:p text:style-name="P1"/>
        <text:p text:style-name="P1"/>
        <text:p text:style-name="P1"/>
        <text:p text:style-name="P1">對雕刻的認真、綿爛，</text:p>
        <text:p text:style-name="P1">Tuì tiau-khik ê jīn-tsin, mî-nuā, </text:p>
        <text:p text:style-name="P1"/>
        <text:p text:style-name="P1">嘛予伊成做一个怪人、戇人。</text:p>
        <text:p text:style-name="P1">mā hōo i tsiânn-tsò tsi̍t ê kuài-lâng, gōng-lâng. </text:p>
        <text:p text:style-name="P1"/>
        <text:p text:style-name="P1">逐工千刀、萬刀一直刻，</text:p>
        <text:p text:style-name="P1">Ta̍k kang tshian to, bān to it-ti̍t khik, </text:p>
        <text:p text:style-name="P1"/>
        <text:p text:style-name="P1">攏無歇睏。</text:p>
        <text:p text:style-name="P1">lóng bô hioh-khùn. </text:p>
        <text:p text:style-name="P1"/>
        <text:p text:style-name="P1">幾若個月，</text:p>
        <text:p text:style-name="P1">Kuí-nā kò gue̍h, </text:p>
        <text:p text:style-name="P1"/>
        <text:p text:style-name="P1">甚至是幾若年才有法度完成一件作品。</text:p>
        <text:p text:style-name="P1">sīm-tsì sī kuí-nā nî tsiah ū huat-tōo uân-sîng tsi̍t kiānn tsok-phín. </text:p>
        <text:p text:style-name="P1"/>
        <text:p text:style-name="P1">上驚一下無張持，</text:p>
        <text:p text:style-name="P1">Siōng kiann tsi̍t-ē bô-tiunn-tî, </text:p>
        <text:p text:style-name="P1"/>
        <text:p text:style-name="P1">所有的心血就烏有去。</text:p>
        <text:p text:style-name="P1">sóo-ū ê sim-hiat tō oo-iú --khì. </text:p>
        <text:p text:style-name="P1"/>
        <text:p text:style-name="P1">在生的一分一秒攏毋敢虛華享受，</text:p>
        <text:p text:style-name="P1">Tsāi-senn ê tsi̍t hun tsi̍t bió lóng m̄ kánn hi-hua hiáng-siū, </text:p>
        <text:p text:style-name="P1"/>
        <text:p text:style-name="P1">伊欲用一生一世來走揣藝術的真性命。</text:p>
        <text:p text:style-name="P1">i beh īng it-sing-it-sè lâi tsáu-tshuē gē-su̍t ê tsin sènn-miā. </text:p>
        <text:p text:style-name="P1"/>
        <text:p text:style-name="P1">伊講：「出世佇臺灣，</text:p>
        <text:p text:style-name="P1">I kóng: “Tshut-sì tī Tâi-uân,</text:p>
        <text:p text:style-name="P1"/>
        <text:p text:style-name="P1">愛這片土地是天生自然的。」</text:p>
        <text:p text:style-name="P1">ài tsit phìnn thóo-tē sī thian-sing tsū-jiân --ê.” </text:p>
        <text:p text:style-name="P1"/>
        <text:p text:style-name="P1">臺灣是伊創作的源泉，</text:p>
        <text:p text:style-name="P1">Tâi-uân sī i tshòng-tsok ê guân-tsuânn, </text:p>
        <text:p text:style-name="P1"/>
        <text:p text:style-name="P1">臺灣是伊靈魂的靠岸，</text:p>
        <text:p text:style-name="P1">Tâi-uân sī i lîng-hûn ê khò-huānn, </text:p>
        <text:p text:style-name="P1"><text:soft-page-break/></text:p>
        <text:p text:style-name="P1">伊的作品展現出臺灣的景緻。</text:p>
        <text:p text:style-name="P1">i ê tsok-phín tián-hiān-tshut Tâi-uân ê kíng-tì. </text:p>
        <text:p text:style-name="P1"/>
        <text:p text:style-name="P1">親像「南國」內底五隻活跳跳的水牛，</text:p>
        <text:p text:style-name="P1">Tshin-tshiūnn “Lâm-kok” lāi-té gōo tsiah ua̍h-thiàu-thiàu ê tsuí-gû, </text:p>
        <text:p text:style-name="P1"/>
        <text:p text:style-name="P1">三个古錐的牽牛囡仔，</text:p>
        <text:p text:style-name="P1">sann ê kóo-tsui ê khan gû gín-á, </text:p>
        <text:p text:style-name="P1"/>
        <text:p text:style-name="P1">芭蕉葉共透中晝咬人的日頭閘咧，</text:p>
        <text:p text:style-name="P1">pa-tsio-hio̍h kā thàu-tiong-tàu kā --lâng ê ji̍t-thâu tsa̍h --leh, </text:p>
        <text:p text:style-name="P1"/>
        <text:p text:style-name="P1">表現出故鄉農村的性命力。</text:p>
        <text:p text:style-name="P1">piáu-hiān-tshut kòo-hiong lông-tshun ê sènn-miā-li̍k.</text:p>
        <text:p text:style-name="P1"/>
        <text:p text:style-name="P1"/>
        <text:p text:style-name="P1"/>
        <text:p text:style-name="P1"/>
        <text:p text:style-name="P1">咱若用心看臺灣，</text:p>
        <text:p text:style-name="P1">Lán nā iōng-sim khuànn Tâi-uân, </text:p>
        <text:p text:style-name="P1"/>
        <text:p text:style-name="P1">過去拋荒的所在，</text:p>
        <text:p text:style-name="P1">kuè-khì pha-hng ê sóo-tsāi, </text:p>
        <text:p text:style-name="P1"/>
        <text:p text:style-name="P1">有一代一代祖先血汗的粒積。</text:p>
        <text:p text:style-name="P1">ū tsi̍t tāi tsi̍t tāi tsóo-sian hueh-kuānn ê lia̍p-tsik. </text:p>
        <text:p text:style-name="P1"/>
        <text:p text:style-name="P1">比論拖犁起行的黃土水，</text:p>
        <text:p text:style-name="P1">Pí-lūn thua-lê khí-kiânn ê N̂g Thóo-tsuí, </text:p>
        <text:p text:style-name="P1"/>
        <text:p text:style-name="P1">伊共臺灣藝術的第一粒種子掖落塗，</text:p>
        <text:p text:style-name="P1">i kā Tâi-uân gē-su̍t ê tē-it lia̍p tsíng-tsí iā lo̍h thôo,</text:p>
        <text:p text:style-name="P1"/>
        <text:p text:style-name="P1">咱就用響亮的噗仔聲對伊表達上懸的敬意，</text:p>
        <text:p text:style-name="P1">lán tō īng hiáng-liāng ê pho̍k-á siann tuì i piáu-ta̍t siōng kuân ê kìng-ì, </text:p>
        <text:p text:style-name="P1"/>
        <text:p text:style-name="P1">感謝伊對這塊土地偉大的貢獻。</text:p>
        <text:p text:style-name="P1">kám-siā i tuì tsit tè thóo-tē uí-tāi ê kòng-hiàn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3:18.979238662</dc:date>
    <meta:editing-duration>PT50S</meta:editing-duration>
    <meta:editing-cycles>1</meta:editing-cycles>
    <meta:document-statistic meta:table-count="0" meta:image-count="0" meta:object-count="0" meta:page-count="4" meta:paragraph-count="132" meta:word-count="1235" meta:character-count="3715" meta:non-whitespace-character-count="3269"/>
    <meta:generator>LibreOffice/5.1.6.2$Linux_X86_64 LibreOffice_project/10m0$Build-2</meta:generator>
  </office:meta>
</office:document-meta>
</file>